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8.96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<text:span text:style-name="T1">Marcado com Sangue</text:span></text:p>
            <text:p text:style-name="P1"><text:span text:style-name="T2">Ministério Além do vé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1">O que fazer</text:span></text:p>
            <text:p text:style-name="P4"><text:span text:style-name="T1">Se o mar não se abrir</text:span></text:p>
            <text:p text:style-name="P4"><text:span text:style-name="T1">E se meus inimigos me alcançarem</text:span></text:p>
            <text:p text:style-name="P4"><text:span text:style-name="T1">Para onde eu i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1">Mas olho para o alto e</text:span></text:p>
            <text:p text:style-name="P4"><text:span text:style-name="T1">Lembro da promessa</text:span></text:p>
            <text:p text:style-name="P4"><text:span text:style-name="T1">Vou me levantar pra vitória</text:span></text:p>
            <text:p text:style-name="P4"><text:span text:style-name="T1">No caminho do milagre</text:span></text:p>
            <text:p text:style-name="P4"><text:span text:style-name="T1">Eu vou es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1">Eu fui marcado com sangue</text:span></text:p>
            <text:p text:style-name="P4"><text:span text:style-name="T1">Chamado pra vencer</text:span></text:p>
            <text:p text:style-name="P4"><text:span text:style-name="T1">Pela fé eu sei que posso</text:span></text:p>
            <text:p text:style-name="P4"><text:span text:style-name="T1">Conquistar o impos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1">Eu fui marcado com sangue</text:span></text:p>
            <text:p text:style-name="P4"><text:span text:style-name="T1">Nada pode me deter</text:span></text:p>
            <text:p text:style-name="P4"><text:span text:style-name="T1">O impossível Deus faz acontec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1">O que fazer</text:span></text:p>
            <text:p text:style-name="P4"><text:span text:style-name="T1">Se o mar não se abrir</text:span></text:p>
            <text:p text:style-name="P4"><text:span text:style-name="T1">E se meus inimigos me alcançarem</text:span></text:p>
            <text:p text:style-name="P4"><text:span text:style-name="T1">Para onde eu i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1">Mas olho para o alto e</text:span></text:p>
            <text:p text:style-name="P4"><text:span text:style-name="T1">Lembro da promessa</text:span></text:p>
            <text:p text:style-name="P4"><text:span text:style-name="T1">Vou me levantar pra vitória</text:span></text:p>
            <text:p text:style-name="P4"><text:span text:style-name="T1">No caminho do milagre</text:span></text:p>
            <text:p text:style-name="P4"><text:span text:style-name="T1">Eu vou es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1">Eu fui marcado com sangue</text:span></text:p>
            <text:p text:style-name="P4"><text:span text:style-name="T1">Chamado pra vencer</text:span></text:p>
            <text:p text:style-name="P4"><text:span text:style-name="T1">Pela fé eu sei que posso</text:span></text:p>
            <text:p text:style-name="P4"><text:span text:style-name="T1">Conquistar o impos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1">Eu fui marcado com sangue</text:span></text:p>
            <text:p text:style-name="P4"><text:span text:style-name="T1">Nada pode me deter</text:span></text:p>
            <text:p text:style-name="P4"><text:span text:style-name="T1">O impossível Deus faz acontec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1">Eu fui marcado com sangue</text:span></text:p>
            <text:p text:style-name="P4"><text:span text:style-name="T1">Chamado pra vencer</text:span></text:p>
            <text:p text:style-name="P4"><text:span text:style-name="T1">Pela fé eu sei que posso</text:span></text:p>
            <text:p text:style-name="P4"><text:span text:style-name="T1">Conquistar o impos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1">Eu fui marcado com sangue</text:span></text:p>
            <text:p text:style-name="P4"><text:span text:style-name="T1">Chamado pra vencer</text:span></text:p>
            <text:p text:style-name="P4"><text:span text:style-name="T1">Pela fé eu sei que posso</text:span></text:p>
            <text:p text:style-name="P4"><text:span text:style-name="T1">Conquistar o impos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1">Eu fui marcado com sangue</text:span></text:p>
            <text:p text:style-name="P4"><text:span text:style-name="T1">Nada pode me deter</text:span></text:p>
            <text:p text:style-name="P4"><text:span text:style-name="T1">O impossível Deus fa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1">Só Ele faz</text:span></text:p>
            <text:p text:style-name="P4"><text:span text:style-name="T1">O impossível Deus faz acontecer</text:span></text:p>
            <text:p text:style-name="P4"><text:span text:style-name="T1">Acontec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3:58:22.340481730</meta:creation-date>
    <dc:date>2015-11-27T14:07:58.596035794</dc:date>
    <meta:editing-duration>PT9M29S</meta:editing-duration>
    <meta:editing-cycles>10</meta:editing-cycles>
    <meta:generator>LibreOffice/4.4.6.3$Linux_X86_64 LibreOffice_project/40m0$Build-3</meta:generator>
    <meta:document-statistic meta:object-count="60"/>
  </office:meta>
</office:document-meta>
</file>